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15%"/>
    </style:style>
    <style:style style:name="P2" style:family="paragraph" style:parent-style-name="Text_20_body" style:list-style-name="L1">
      <style:paragraph-properties fo:margin-top="0cm" fo:margin-bottom="0.146cm" style:contextual-spacing="false" fo:line-height="150%"/>
    </style:style>
    <style:style style:name="P3" style:family="paragraph" style:parent-style-name="Text_20_body" style:list-style-name="L1">
      <style:paragraph-properties fo:margin-top="0cm" fo:margin-bottom="0.146cm" style:contextual-spacing="false" fo:line-height="150%"/>
      <style:text-properties officeooo:paragraph-rsid="002770ab"/>
    </style:style>
    <style:style style:name="P4" style:family="paragraph" style:parent-style-name="Text_20_body" style:list-style-name="L2">
      <style:paragraph-properties fo:margin-top="0cm" fo:margin-bottom="0.146cm" style:contextual-spacing="false" fo:line-height="150%"/>
      <style:text-properties officeooo:rsid="002238b7" officeooo:paragraph-rsid="002770ab"/>
    </style:style>
    <style:style style:name="P5" style:family="paragraph" style:parent-style-name="Text_20_body" style:list-style-name="L2">
      <style:paragraph-properties fo:margin-top="0cm" fo:margin-bottom="0.146cm" style:contextual-spacing="false" fo:line-height="150%"/>
      <style:text-properties officeooo:rsid="0026ce65" officeooo:paragraph-rsid="002770ab"/>
    </style:style>
    <style:style style:name="P6" style:family="paragraph" style:parent-style-name="Text_20_body" style:list-style-name="L1">
      <style:paragraph-properties fo:margin-top="0cm" fo:margin-bottom="0.146cm" style:contextual-spacing="false" fo:line-height="150%"/>
      <style:text-properties officeooo:rsid="0026ce65" officeooo:paragraph-rsid="002770ab"/>
    </style:style>
    <style:style style:name="P7" style:family="paragraph" style:parent-style-name="Text_20_body" style:list-style-name="L3">
      <style:paragraph-properties fo:margin-top="0cm" fo:margin-bottom="0.146cm" style:contextual-spacing="false" fo:line-height="150%"/>
      <style:text-properties officeooo:rsid="002770ab" officeooo:paragraph-rsid="002770ab"/>
    </style:style>
    <style:style style:name="P8" style:family="paragraph" style:parent-style-name="Text_20_body" style:list-style-name="L4">
      <style:paragraph-properties fo:margin-top="0cm" fo:margin-bottom="0.146cm" style:contextual-spacing="false" fo:line-height="150%"/>
      <style:text-properties officeooo:rsid="002b1673" officeooo:paragraph-rsid="002b1673"/>
    </style:style>
    <style:style style:name="P9" style:family="paragraph" style:parent-style-name="Text_20_body" style:list-style-name="L4">
      <style:paragraph-properties fo:margin-top="0cm" fo:margin-bottom="0.146cm" style:contextual-spacing="false" fo:line-height="150%"/>
      <style:text-properties officeooo:rsid="002c2239" officeooo:paragraph-rsid="002c2239"/>
    </style:style>
    <style:style style:name="P10" style:family="paragraph" style:parent-style-name="Text_20_body" style:list-style-name="L4">
      <style:paragraph-properties fo:margin-top="0cm" fo:margin-bottom="0.146cm" style:contextual-spacing="false" fo:line-height="150%"/>
      <style:text-properties officeooo:rsid="002dc21d" officeooo:paragraph-rsid="002dc21d"/>
    </style:style>
    <style:style style:name="P11" style:family="paragraph" style:parent-style-name="Text_20_body" style:list-style-name="L5">
      <style:paragraph-properties fo:margin-top="0cm" fo:margin-bottom="0.146cm" style:contextual-spacing="false" fo:line-height="150%"/>
      <style:text-properties officeooo:rsid="00342ac8" officeooo:paragraph-rsid="00342ac8"/>
    </style:style>
    <style:style style:name="T1" style:family="text">
      <style:text-properties officeooo:rsid="0026ce65"/>
    </style:style>
    <style:style style:name="T2" style:family="text">
      <style:text-properties officeooo:rsid="002f9d24"/>
    </style:style>
    <style:style style:name="T3" style:family="text">
      <style:text-properties officeooo:rsid="002fea9e"/>
    </style:style>
    <style:style style:name="T4" style:family="text">
      <style:text-properties officeooo:rsid="0031ad17"/>
    </style:style>
    <style:style style:name="T5" style:family="text">
      <style:text-properties officeooo:rsid="0031ad6c"/>
    </style:style>
    <style:style style:name="T6" style:family="text">
      <style:text-properties officeooo:rsid="003211f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mande</text:p>
      <text:p text:style-name="P1"/>
      <text:list xml:id="list1248272475" text:style-name="L1">
        <text:list-item>
          <text:p text:style-name="P2">Si consideri il caricamento dinamico (dynamic loading) e il link dinamico (dynamic linking). È possibile caricare dinamicamente un programma senza cha sia necessario il dynamic linking? Il dynamic linking richiede che un programma sia anche caricabile dinamicamente (dynamic loading)?</text:p>
        </text:list-item>
      </text:list>
      <text:list text:style-name="L2">
        <text:list-item>
          <text:list>
            <text:list-item>
              <text:p text:style-name="P4">Il dynamic loading è la possibilità di caricare il programma a tempo di esecuzione, non <text:span text:style-name="T1">avendo bisogno di</text:span> avere tutte le routine caricate per eseguire il programma (fino a che non vengono chiamate), così abbiamo maggiore spazio e migliori prestazioni, e non carichiamo routine non utilizzate. Mentre il dynamic linking è la risoluzione di riferimenti <text:span text:style-name="T1">a moduli </text:span>nel programma a tempo di esecuzione. </text:p>
            </text:list-item>
            <text:list-item>
              <text:p text:style-name="P5">È possibile caricare dinamicamente un programma senza dynamic linking, sebbene non sia obbligatorio, in quanto possiamo utilizzare un linking statico e poi caricare dinamicamente il programma. Mentre il dynamic linking non richiede che un programma sia anche dynamic loading.</text:p>
            </text:list-item>
          </text:list>
        </text:list-item>
      </text:list>
      <text:list xml:id="list180245394907263" text:continue-list="list1248272475" text:style-name="L1">
        <text:list-item>
          <text:p text:style-name="P6">Si consideri una CPU dotata di TLB: la TLB può contenere entry di più processi o è vincolata a contenere entry per un solo processo?</text:p>
        </text:list-item>
      </text:list>
      <text:list text:style-name="L3">
        <text:list-item>
          <text:list>
            <text:list-item>
              <text:p text:style-name="P7">Possiamo avere due differenti tipi di TLB, un tipo che permette entry da un singolo processo e un tipo che permette entry da più processi, con la differenza che in questo dobbiamo definire in più dei bit per ogni entry per specificare il pid del processo a cui riferisce.</text:p>
            </text:list-item>
          </text:list>
        </text:list-item>
      </text:list>
      <text:list xml:id="list180244453161561" text:continue-list="list180245394907263" text:style-name="L1">
        <text:list-item>
          <text:p text:style-name="P3">Sia data una CPU a 64 bit, la quale gestisce indirizzi fisici di soli 42 bit e paginazione gerarchica, indirizzi logici a 64 bit suddivisi in (p1, p2, d), di dimensioni (42,12,10) bit, rispettivamente. Si calcoli il numero minimo di bit necessari per una entry nella TLB, considerando che ogni entry di TLB include i bit di "validità", "modifica" e 3 bit di protezione della pagina.</text:p>
        </text:list-item>
      </text:list>
      <text:list text:style-name="L4">
        <text:list-item>
          <text:list>
            <text:list-item>
              <text:p text:style-name="P8">Considerando che abbiamo 42 bit solo di indirizzo fisico e 10 bit di offset, avremmo (42-10) bit da memorizzare.</text:p>
            </text:list-item>
            <text:list-item>
              <text:p text:style-name="P9">Poi abbiamo per ogni entry <text:span text:style-name="T4">una (p,f),</text:span> 1 bit di validità, 1 bit di modifica, e 3 bit di protezione della pagina. <text:span text:style-name="T4">(ovvero bit per una pagina, compresi p1 e p2, e bit per un frame)</text:span></text:p>
            </text:list-item>
            <text:list-item>
              <text:p text:style-name="P10">Quindi in totale <text:span text:style-name="T6">la dimensione di una entry TLB </text:span>= 32 + 1 + 1 + 3 <text:span text:style-name="T3">+ (42 + 12)</text:span> <text:span text:style-name="T2">= </text:span><text:span text:style-name="T5">91</text:span><text:span text:style-name="T2"> bit</text:span></text:p>
            </text:list-item>
          </text:list>
        </text:list-item>
      </text:list>
      <text:list xml:id="list180243856414823" text:continue-list="list180244453161561" text:style-name="L1">
        <text:list-item>
          <text:p text:style-name="P3"><text:soft-page-break/>Si consideri il problema della gestione dei blocchi liberi su un volume con file system. Si confrontino la soluzione mediante FAT e quella con bitmap (vettore di bit) per un sistema basato su iNode: Si descrivano brevemente entrambe le soluzioni</text:p>
        </text:list-item>
      </text:list>
      <text:list text:style-name="L5">
        <text:list-item>
          <text:list>
            <text:list-item>
              <text:p text:style-name="P11">La soluzione mediante FAT è utilizzata come alternativa alla soluzione standard nell’algoritmo di allocazione concatenata di file in un filesystem, ovvero nella soluzione standard si allocano i file mediante concatenazione dei blocchi dei dati, dove ogni blocco dato oltre che a contenere il dato, punta anche al prossimo blocco. In questo modo, era necessario solo memorizzare il blocco iniziale e il numero di blocchi allocati, ma se si avesse avuto un guasto su uno dei blocchi dati avremmo perso il collegamento ai blocchi successivi, quindi con la soluzione FAT è stato risolto spostando l’informazione sulla concatenazione dei blocchi su una tabella esterna. In questo caso, anziché tenere conto dei blocchi dati, terrà conto dei blocchi liberi. Mentre la soluzione mediante bitmap, sarà presente in memoria un vettore di bit per ciascun blocco della memoria RAM, quindi un vettore parallelo alla memoria. La differenza tra i due può essere il tempo di ricerca di un blocco libero, nella FAT viene trovato subito visto che punta al primo blocco libero, mentre nella bitmap dobbiamo cercare il bit libero nel vettore, e nel caso peggiore possiamo scorrere l’intero vettore prima di trovare un blocco libero, mentre ciò non avviene nella FAT. Un altro può essere la memoria allocata nei due differenti casi, con la bitmap abbiamo comunque un vettore parallelo alle dimensioni della RAM, invece con la FAT nel caso migliore in cui non ci sono blocchi liberi, non abbiamo spreco di memoria.</text:p>
            </text:list-item>
          </text:list>
        </text:list-item>
      </text:list>
      <text:list xml:id="list180245242952111" text:continue-list="list180243856414823" text:style-name="L1">
        <text:list-item>
          <text:p text:style-name="P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17:33:14.590945391</meta:creation-date>
    <dc:date>2023-06-11T18:00:18.206766336</dc:date>
    <meta:editing-duration>P1DT26M54S</meta:editing-duration>
    <meta:editing-cycles>21</meta:editing-cycles>
    <meta:generator>LibreOffice/7.4.5.1$Linux_X86_64 LibreOffice_project/40$Build-1</meta:generator>
    <meta:document-statistic meta:table-count="0" meta:image-count="0" meta:object-count="0" meta:page-count="2" meta:paragraph-count="13" meta:word-count="653" meta:character-count="3876" meta:non-whitespace-character-count="3246"/>
  </office:meta>
</office:document-meta>
</file>